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h text:style-name="Heading_20_1" text:outline-level="1"><text:bookmark-start text:name="dowhile-loops"/>do…while Loops<text:bookmark-end text:name="dowhile-loops"/></text:h>
      <text:p text:style-name="First_20_paragraph">This lab serves multiple goals:</text:p>
      <text:list text:style-name="L1">
        <text:list-item>
          <text:p text:style-name="P1">To reinforce your understanding of the syntax of <text:span text:style-name="Source_Text">do…while</text:span> loops,</text:p>
        </text:list-item>
        <text:list-item>
          <text:p text:style-name="P1">To stress the differences between <text:span text:style-name="Source_Text">while</text:span> and <text:span text:style-name="Source_Text">do…while</text:span> loops, and</text:p>
        </text:list-item>
        <text:list-item>
          <text:p text:style-name="P1">(Optional) To use a <text:span text:style-name="Source_Text">do…while</text:span> loop to solve a simple problem.</text:p>
        </text:list-item>
      </text:list>
      <text:h text:style-name="Heading_20_2" text:outline-level="2"><text:bookmark-start text:name="implementing-dowhile-loops-warm-up"/>Implementing <text:span text:style-name="Source_Text">do…while</text:span> Loops – Warm-up<text:bookmark-end text:name="implementing-dowhile-loops-warm-up"/></text:h>
      <text:p text:style-name="First_20_paragraph">For all the problems in this section, use a <text:span text:style-name="Source_Text">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Source_Text">do…while</text:span> loop that generates this output:</text:p>
          <text:p text:style-name="P3">1 10 100 1000 10000 100000 1000000</text:p>
        </text:list-item>
      </text:list>
      <text:h text:style-name="Heading_20_2" text:outline-level="2"><text:bookmark-start text:name="user-input-validation-using-dowhile-loops"/>User Input Validation using <text:span text:style-name="Source_Text">do…while</text:span> Loops<text:bookmark-end text:name="user-input-validation-using-dowhile-loops"/></text:h>
      <text:p text:style-name="First_20_paragraph">In the following problem, implement a program combining a <text:span text:style-name="Source_Text">do…while</text:span> loop with user input that satisfies the following requirements:</text:p>
      <text:list text:style-name="L3">
        <text:list-item>
          <text:p text:style-name="P4">Ask the user to enter an integer between (and including) 0 and 100.</text:p>
        </text:list-item>
        <text:list-item>
          <text:p text:style-name="P4">If the value provided by the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teger.</text:p>
      <text:p text:style-name="P8"/>
      <text:p text:style-name="P9">Enter an integer between 0 and 100:</text:p>
      <text:p text:style-name="P10">-͟2͟0͟↵</text:p>
      <text:p text:style-name="P11">Sorry, that is not a valid integer.</text:p>
      <text:p text:style-name="P12"/>
      <text:p text:style-name="P13">Enter an integer between 0 and 100:</text:p>
      <text:p text:style-name="P14">4͟2͟↵</text:p>
      <text:p text:style-name="P15">You entered 42.</text:p>
      <text:h text:style-name="Heading_20_2" text:outline-level="2"><text:bookmark-start text:name="comparing-while-and-dowhile-loops"/>Comparing <text:span text:style-name="Source_Text">while</text:span> and <text:span text:style-name="Source_Text">do…while</text:span> loops<text:bookmark-end text:name="comparing-while-and-dowhile-loops"/></text:h>
      <text:p text:style-name="First_20_paragraph">Consider the program given below that has been implemented using a <text:span text:style-name="Source_Text">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Source_Text">do…while</text:span> loop.</text:p>
        </text:list-item>
        <text:list-item>
          <text:p text:style-name="P30">Test the <text:span text:style-name="Source_Text">do…while</text:span> version with different inputs to ensure the behavior is the same and that the program does not crash with an error. For example, you should try:</text:p>
          <text:list text:style-name="L5">
            <text:list-item>
              <text:p text:style-name="P31">alphabetic input (e.g., “Train”) which would be invalid,</text:p>
            </text:list-item>
            <text:list-item>
              <text:p text:style-name="P31">floating point numbers (e.g., “12.5”) which would be invalid,</text:p>
            </text:list-item>
            <text:list-item>
              <text:p text:style-name="P31">negative integers (e.g., “-12”) which would be valid,</text:p>
            </text:list-item>
            <text:list-item>
              <text:p text:style-name="P31">positive integers (e.g., “10”) which would be valid, and</text:p>
            </text:list-item>
            <text:list-item>
              <text:p text:style-name="P31">the number 0 which would be valid.</text:p>
            </text:list-item>
          </text:list>
        </text:list-item>
        <text:list-item>
          <text:p text:style-name="P30">Compare the <text:span text:style-name="Source_Text">while</text:span> and <text:span text:style-name="Source_Text">do…while</text:span> implementations: which one is better, in your opinion, and why?</text:p>
        </text:list-item>
      </text:list>
      <text:h text:style-name="Heading_20_2" text:outline-level="2"><text:bookmark-start text:name="pushing-further-optional"/>Pushing Further (Optional)<text:bookmark-end text:name="pushing-further-optional"/></text:h>
      <text:p text:style-name="First_20_paragraph">This time, you are given a simple task without much guidance. This is very similar to the type of questions you may face during exams:</text:p>
      <text:p text:style-name="P32">Write a program that asks the user to enter a temperature in degrees Fahrenheit. If the user enters something that is not a number or enters a number outside the “sensible” range of -20 to 120 degrees (both included), your program should ask for the temperature again, and it shoul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Source_Text">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50Z</meta:creation-date>
    <dc:date>2024-08-15T18:01:50Z</dc:date>
  </office:meta>
</office:document-meta>
</file>